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sRequestConditionTests.paramPres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comb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RequestConditionTests.param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paramPresen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compareToWithNegate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sRequestConditionTests.param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param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param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sRequestConditionTests.param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RequestConditionTests.compareToWithMoreSpecificMatch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